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pitch="variable" style:font-charset="x-symbol"/>
    <style:font-face style:name="StarSymbol1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background-color="#00ff00"/>
    </style:style>
    <style:style style:name="P5" style:family="paragraph" style:parent-style-name="Standard">
      <style:text-properties fo:background-color="#ff0000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background-color="#00ff00"/>
    </style:style>
    <style:style style:name="P8" style:family="paragraph" style:parent-style-name="Standard" style:list-style-name="L2">
      <style:text-properties fo:background-color="#00ff00"/>
    </style:style>
    <style:style style:name="P9" style:family="paragraph" style:parent-style-name="Standard" style:list-style-name="L3">
      <style:text-properties fo:background-color="#00ff00"/>
    </style:style>
    <style:style style:name="P10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list-style-name="L3">
      <style:text-properties fo:background-color="#ffff00"/>
    </style:style>
    <style:style style:name="P12" style:family="paragraph" style:parent-style-name="Standard" style:list-style-name="L6">
      <style:text-properties fo:background-color="#ffff00"/>
    </style:style>
    <style:style style:name="P13" style:family="paragraph" style:parent-style-name="Standard" style:list-style-name="L3">
      <style:text-properties fo:background-color="#ff0000"/>
    </style:style>
    <style:style style:name="P14" style:family="paragraph" style:parent-style-name="Standard" style:list-style-name="L6">
      <style:text-properties fo:background-color="#ff0000"/>
    </style:style>
    <style:style style:name="P15" style:family="paragraph" style:parent-style-name="Standard" style:list-style-name="L7">
      <style:text-properties fo:background-color="#ff0000"/>
    </style:style>
    <style:style style:name="P16" style:family="paragraph" style:parent-style-name="Standard" style:list-style-name="L8">
      <style:text-properties fo:background-color="#ff0000"/>
    </style:style>
    <style:style style:name="P17" style:family="paragraph" style:parent-style-name="Standard" style:list-style-name="L9">
      <style:text-properties fo:background-color="#ff0000"/>
    </style:style>
    <style:style style:name="P18" style:family="paragraph" style:parent-style-name="Standard" style:list-style-name="L10">
      <style:text-properties fo:background-color="#ff0000"/>
    </style:style>
    <style:style style:name="P19" style:family="paragraph" style:parent-style-name="Standard" style:list-style-name="L11">
      <style:text-properties fo:background-color="#ff0000"/>
    </style:style>
    <style:style style:name="P20" style:family="paragraph" style:parent-style-name="Standard" style:list-style-name="L12">
      <style:text-properties fo:background-color="#ff0000"/>
    </style:style>
    <style:style style:name="P21" style:family="paragraph" style:parent-style-name="Standard" style:list-style-name="L5">
      <style:text-properties style:text-underline-style="none" fo:font-weight="normal" fo:background-color="#ff0000" style:font-weight-asian="normal" style:font-weight-complex="normal"/>
    </style:style>
    <style:style style:name="P22" style:family="paragraph" style:parent-style-name="Standard">
      <style:text-properties fo:background-color="#ff3333"/>
    </style:style>
    <style:style style:name="P23" style:family="paragraph" style:parent-style-name="Standard" style:list-style-name="L3">
      <style:paragraph-properties fo:margin-left="-0.4925in" fo:margin-right="0in" fo:text-indent="0in" style:auto-text-indent="false"/>
    </style:style>
    <style:style style:name="P24" style:family="paragraph" style:parent-style-name="Standard" style:list-style-name="L3">
      <style:paragraph-properties fo:margin-left="-0.4925in" fo:margin-right="0in" fo:text-indent="0in" style:auto-text-indent="false"/>
      <style:text-properties fo:background-color="#00ff00"/>
    </style:style>
    <style:style style:name="P25" style:family="paragraph" style:parent-style-name="Standard" style:list-style-name="L3">
      <style:paragraph-properties fo:margin-left="0in" fo:margin-right="0in" fo:text-indent="0in" style:auto-text-indent="false"/>
      <style:text-properties fo:background-color="#00ff00"/>
    </style:style>
    <style:style style:name="P26" style:family="paragraph" style:parent-style-name="Standard" style:list-style-name="L13">
      <style:paragraph-properties fo:margin-left="0in" fo:margin-right="0in" fo:text-indent="0in" style:auto-text-indent="false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background-color="#ff3333"/>
    </style:style>
    <style:style style:name="P28" style:family="paragraph" style:parent-style-name="Standard" style:list-style-name="L4">
      <style:paragraph-properties fo:margin-left="0.4925in" fo:margin-right="0in" fo:text-indent="0in" style:auto-text-indent="false"/>
      <style:text-properties fo:background-color="#ff00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background-color="#00ff00"/>
    </style:style>
    <style:style style:name="T3" style:family="text">
      <style:text-properties fo:background-color="#ffff00"/>
    </style:style>
    <style:style style:name="T4" style:family="text">
      <style:text-properties fo:background-color="#ff0000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547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098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46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0193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2744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5291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7839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039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2937in" text:min-label-width="0.2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date style:data-style-name="N37" text:date-value="2010-06-23T14:00:48.97" text:fixed="true">06/23/10</text:date></text:p>
      <text:p text:style-name="P2">Development strategy for IBMlib</text:p>
      <text:p text:style-name="Standard"/>
      <text:p text:style-name="Standard">This document contains an overview of the next steps for IBMlib, as result of the discussions between Mark and Asbjørn in 2009/2010. <text:s/>Dates (if any) refer to the date Asbjørn recorded the issue</text:p>
      <text:p text:style-name="Standard">Colors refer to current status: <text:span text:style-name="T2">green</text:span> = done. <text:span text:style-name="T3">Yellow</text:span> = in progress. <text:span text:style-name="T4">Red</text:span> = waiting</text:p>
      <text:p text:style-name="Standard"/>
      <text:p text:style-name="Standard"><text:span text:style-name="T1">Emission box</text:span> (autumn2009 + 08.mar.2010)</text:p>
      <text:list text:style-name="L1">
        <text:list-item>
          <text:p text:style-name="P6"><text:s text:c="2"/><text:span text:style-name="T2">provide arbitrary initialization data after space-time part of an emission box </text:span></text:p>
        </text:list-item>
        <text:list-item>
          <text:p text:style-name="P7"><text:s text:c="2"/>mixed type reading via input parser is now possible</text:p>
        </text:list-item>
        <text:list-item>
          <text:p text:style-name="P7"><text:s text:c="2"/>dry release: fixed - now wet check</text:p>
        </text:list-item>
        <text:list-item>
          <text:p text:style-name="P6"><text:s text:c="2"/><text:span text:style-name="T4">generalized temporal release distribution: leave this one to you, Mark</text:span></text:p>
        </text:list-item>
      </text:list>
      <text:p text:style-name="Standard"/>
      <text:p text:style-name="Standard"/>
      <text:p text:style-name="P1">New classes</text:p>
      <text:p text:style-name="Standard"/>
      <text:p text:style-name="P4">type spatial_attributes:<text:tab/>all generic (non-biological) spatial issues. Exported by <text:tab/><text:tab/><text:tab/><text:tab/><text:tab/><text:tab/>particle_tracking.f</text:p>
      <text:p text:style-name="P4">type state_attributes: <text:tab/><text:tab/>all particle issues that do not belong to spatial_attributes </text:p>
      <text:p text:style-name="P4"><text:tab/><text:tab/><text:tab/><text:tab/>(mainly biology). Exported by particle_state.f</text:p>
      <text:p text:style-name="P4">type particle: <text:s text:c="16"/><text:tab/> light class that mixes state_attributes and spatial_attributes. Exported <text:tab/><text:tab/><text:tab/><text:tab/>by new particles.f</text:p>
      <text:p text:style-name="P4">type particle_ensemble: <text:tab/>allow multiple contemporary ensembles, replacing the previous</text:p>
      <text:p text:style-name="P4"><text:tab/><text:tab/><text:tab/><text:tab/> singleton particle stack. Exported by new particles.f</text:p>
      <text:list text:style-name="L13">
        <text:list-header>
          <text:p text:style-name="P26"/>
        </text:list-header>
      </text:list>
      <text:p text:style-name="P27">change </text:p>
      <text:p text:style-name="P27"><text:s text:c="3"/>subroutine init_state_attributes(state_stack, space_stack, time_dir, nstart, npar,initdata,emitboxID)</text:p>
      <text:p text:style-name="P22">into</text:p>
      <text:p text:style-name="P22"><text:s text:c="3"/>subroutine init_state_attributes(state, space, time_dir, initdata, emitboxID)</text:p>
      <text:p text:style-name="Standard"/>
      <text:p text:style-name="Standard"><text:span text:style-name="T1">Coastal reshuffling problem</text:span> (autumn2009) </text:p>
      <text:p text:style-name="P4">Should be elegantly fixed with coast_line_intersection in physical_fields. The functions (coast_line_intersection, is_wet, is_land) now allows a consistent definition of a coastline geometry in gridded data. <text:span text:style-name="T3">Check whether the root of the problem is solved (Aug 25 2010)?</text:span></text:p>
      <text:p text:style-name="Standard"><text:s/></text:p>
      <text:p text:style-name="Standard"/>
      <text:p text:style-name="Standard"><text:span text:style-name="T1">Flexible boundary conditions</text:span>: </text:p>
      <text:list text:style-name="L2">
        <text:list-item>
          <text:p text:style-name="P8">reflective/sticky BC can be set at state initialization for all boundaries (coast/domain/bottom/surface)</text:p>
        </text:list-item>
        <text:list-item>
          <text:p text:style-name="P8">delete_tracers should not delete particles crossing boundaries (jan 2009): there is no delete_tracers anymore - it is the responsibility of update_state to handle particles that has set a boundary violation flag <text:s/></text:p>
        </text:list-item>
      </text:list>
      <text:list text:style-name="L3">
        <text:list-header>
          <text:p text:style-name="P10"/>
          <text:p text:style-name="P23"><text:span text:style-name="T1">Package setup</text:span> (autumn2009) </text:p>
          <text:p text:style-name="P23">goal: out-of-the-box build experience</text:p>
          <text:p text:style-name="P24"/>
        </text:list-header>
        <text:list-item>
          <text:p text:style-name="P25">develop protocol for configuring a project/interface assembbly/interface implementation </text:p>
        </text:list-item>
        <text:list-item>
          <text:p text:style-name="P9">polish makefile</text:p>
        </text:list-item>
        <text:list-item>
          <text:p text:style-name="P11"><text:soft-page-break/>stable release (Phoenix)</text:p>
        </text:list-item>
        <text:list-item>
          <text:p text:style-name="P11">write manual (design concepts/installation/interfaces/API/FAQ/tutorial)</text:p>
        </text:list-item>
        <text:list-item>
          <text:p text:style-name="P13">code autodoc: </text:p>
        </text:list-item>
      </text:list>
      <text:list text:style-name="L4">
        <text:list-item>
          <text:p text:style-name="P28">which package?</text:p>
        </text:list-item>
        <text:list-item>
          <text:p text:style-name="P28">mark/classify in-code doc</text:p>
        </text:list-item>
        <text:list-item>
          <text:p text:style-name="P28">add entry to makefile: "make autodoc"</text:p>
        </text:list-item>
      </text:list>
      <text:list text:style-name="L3">
        <text:list-item text:start-value="1">
          <text:p text:style-name="P13">move Phoenix to subversion</text:p>
        </text:list-item>
        <text:list-item>
          <text:p text:style-name="P11">transfer functionality of old IBMlib to Phoenix incl. biomodules + physical interfaces. Mark: I presume you want to do this for herring/NORWECOM/BWstuff at some point</text:p>
        </text:list-item>
      </text:list>
      <text:p text:style-name="Standard"/>
      <text:p text:style-name="P1">Output: </text:p>
      <text:list text:style-name="L5">
        <text:list-item>
          <text:p text:style-name="P21">simple generic output handler (MPA, Aug 23 2010)</text:p>
        </text:list-item>
        <text:list-item>
          <text:p text:style-name="P21">NetCDF proxy variables that can hold metadata and units and output format information (MPA, Aug 23 2010)</text:p>
        </text:list-item>
      </text:list>
      <text:p text:style-name="Standard"/>
      <text:p text:style-name="Standard"/>
      <text:p text:style-name="Standard"><text:span text:style-name="T1">Interfaces:</text:span> </text:p>
      <text:list text:style-name="L6">
        <text:list-item>
          <text:p text:style-name="P12">POLCOMS-ERSEM physical interface</text:p>
        </text:list-item>
        <text:list-item>
          <text:p text:style-name="P12">SUNFISH physical interface</text:p>
        </text:list-item>
        <text:list-item>
          <text:p text:style-name="P14">Letcher generic bioenergetics particle state interface</text:p>
        </text:list-item>
        <text:list-item>
          <text:p text:style-name="P14">Port DMI interface</text:p>
        </text:list-item>
        <text:list-item>
          <text:p text:style-name="P14">ECOSMO interface</text:p>
        </text:list-item>
        <text:list-item>
          <text:p text:style-name="P14">Port NORWECOM/NA interfaces</text:p>
        </text:list-item>
        <text:list-item>
          <text:p text:style-name="P14">Port herring</text:p>
        </text:list-item>
      </text:list>
      <text:p text:style-name="Standard"/>
      <text:p text:style-name="Standard"><text:span text:style-name="T1">Kristins weight dynamics:</text:span> to spatial_attributes class (08.mar.2010)</text:p>
      <text:list text:style-name="L7">
        <text:list-item>
          <text:p text:style-name="P15">Kristins weight dynamics will be handled by the spatial_attributes class (it should not be mixed with biology)</text:p>
        </text:list-item>
        <text:list-item>
          <text:p text:style-name="P15">latest feedbacks from Uffe still indicated fundamental technical problems in the alternative backtracking scheme - wait to hear news from Uffe.</text:p>
        </text:list-item>
        <text:list-item>
          <text:p text:style-name="P15">consider whether we should have something like real(KIND=POS_PRECISION) for position variables (cm motion problem)</text:p>
        </text:list-item>
      </text:list>
      <text:p text:style-name="Standard"/>
      <text:p text:style-name="Standard"/>
      <text:p text:style-name="Standard"><text:span text:style-name="T1">Vertical aggregation problem: </text:span><text:span text:style-name="T2">should be solved with the grid free implementation</text:span></text:p>
      <text:p text:style-name="Standard"/>
      <text:p text:style-name="P1">sunrise/sunset: </text:p>
      <text:list text:style-name="L8">
        <text:list-item>
          <text:p text:style-name="P16">polar problem (transition to all light/all dark) <text:s/>(17.sep.2009)</text:p>
        </text:list-item>
        <text:list-item>
          <text:p text:style-name="P16">integrate sunrise/sunset into time_tools</text:p>
        </text:list-item>
        <text:list-item>
          <text:p text:style-name="P16">POSIX bug for time points before 1960 (15.Jul.2009)</text:p>
        </text:list-item>
      </text:list>
      <text:p text:style-name="Standard"/>
      <text:p text:style-name="P1">Package robustness </text:p>
      <text:list text:style-name="L9">
        <text:list-item>
          <text:p text:style-name="P17">basic test suite that can be invoke from make like "make test"</text:p>
        </text:list-item>
        <text:list-item>
          <text:p text:style-name="P17">well mixed condition under std forward random walk</text:p>
        </text:list-item>
        <text:list-item>
          <text:p text:style-name="P17">check portability to other compilers/platforms/OS</text:p>
        </text:list-item>
      </text:list>
      <text:p text:style-name="Standard"/>
      <text:p text:style-name="P1">Outreach</text:p>
      <text:list text:style-name="L10">
        <text:list-item>
          <text:p text:style-name="P18">license decision (GPL/CCL/... ?)</text:p>
        </text:list-item>
        <text:list-item>
          <text:p text:style-name="P18">open source commitment: let's set a some milestones and a target date</text:p>
        </text:list-item>
        <text:list-item>
          <text:p text:style-name="P18"><text:soft-page-break/>setup a web page</text:p>
        </text:list-item>
        <text:list-item>
          <text:p text:style-name="P18">peer-reviewed publication of IBMlib package that can be used as reference for further work</text:p>
        </text:list-item>
        <text:list-item>
          <text:p text:style-name="P18">maybe some workshop</text:p>
        </text:list-item>
        <text:list-item>
          <text:p text:style-name="P18">define some suitable student projects</text:p>
        </text:list-item>
      </text:list>
      <text:p text:style-name="Standard"/>
      <text:p text:style-name="Standard"/>
      <text:p text:style-name="Standard"><text:s/><text:span text:style-name="T1">Long term goals</text:span></text:p>
      <text:list text:style-name="L11">
        <text:list-item>
          <text:p text:style-name="P19">parallelization: we should be able to cover alternative parallelization axes (list_number/space/species/...)</text:p>
        </text:list-item>
        <text:list-item>
          <text:p text:style-name="P19">true multiple state classes (beyond mutable state classes: this requires dealing with the strongly typed heritance problem in F90 maybe a template/preprocsssing construction as in input_parser)</text:p>
        </text:list-item>
      </text:list>
      <text:p text:style-name="P5"/>
      <text:p text:style-name="Standard"/>
      <text:p text:style-name="P1">Misc</text:p>
      <text:list text:style-name="L12">
        <text:list-item>
          <text:p text:style-name="P20">check w sign in DMI physical interface</text:p>
          <text:p text:style-name="P20"/>
        </text:list-item>
        <text:list-item>
          <text:p text:style-name="P20">segregate our the generic parts of physical_fields in the new interface (08.mar.2010)</text:p>
        </text:list-item>
        <text:list-item>
          <text:p text:style-name="P20">extend random_numbers: <text:s/>normal variate + Mersenne + option to lock seed in generator</text:p>
        </text:list-item>
      </text:list>
      <text:p text:style-name="P5"/>
      <text:list text:style-name="L12">
        <text:list-item text:start-value="1">
          <text:p text:style-name="P20">standard writers (we should define a standard output format, e.g. trajectory fil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pitch="variable" style:font-charset="x-symbol"/>
    <style:font-face style:name="StarSymbol1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sbjorn Christensen</meta:initial-creator>
    <meta:creation-date>2010-05-14T00:43:24</meta:creation-date>
    <dc:creator>Asbjorn Christensen</dc:creator>
    <dc:date>2010-09-16T15:00:55</dc:date>
    <meta:printed-by>Asbjorn Christensen</meta:printed-by>
    <meta:print-date>2010-06-23T14:00:59</meta:print-date>
    <meta:editing-cycles>10</meta:editing-cycles>
    <meta:editing-duration>PT1H53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7" meta:word-count="685" meta:character-count="4613"/>
  </office:meta>
</office:document-meta>
</file>